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a3e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a3e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a3e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a3e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a3e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a3e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a3e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a3e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a3e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a3e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a3e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a3e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a3e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a3e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a3e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a3e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a3e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liannys Isabel Maicabare Torrealb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9/2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909088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Dolores Carolina Ló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32038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7.70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7" meta:non-whitespace-character-count="1009"/>
    <meta:template xlink:type="simple" xlink:actuate="onRequest" xlink:title="Normal" xlink:href=""/>
  </office:meta>
</office:document-meta>
</file>